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4445b" officeooo:paragraph-rsid="0004445b"/>
    </style:style>
    <style:style style:name="P2" style:family="paragraph" style:parent-style-name="Heading_20_3">
      <style:text-properties officeooo:rsid="0004445b"/>
    </style:style>
    <style:style style:name="P3" style:family="paragraph" style:parent-style-name="Standard">
      <style:text-properties officeooo:rsid="0004445b" officeooo:paragraph-rsid="0004445b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de:</text:p>
      <text:p text:style-name="P3"/>
      <text:p text:style-name="P3">import java.io.BufferedReader;</text:p>
      <text:p text:style-name="P3">import java.io.FileReader;</text:p>
      <text:p text:style-name="P3">import java.io.IOException;</text:p>
      <text:p text:style-name="P3"/>
      <text:p text:style-name="P3">public class FileLineCounter {</text:p>
      <text:p text:style-name="P3"/>
      <text:p text:style-name="P3"><text:s text:c="4"/>public static void main(String[] args) {</text:p>
      <text:p text:style-name="P3"><text:s text:c="8"/>// Example usage:</text:p>
      <text:p text:style-name="P3"><text:s text:c="8"/>countLinesInFile("example.txt");</text:p>
      <text:p text:style-name="P3"><text:s text:c="8"/>countLinesInFile("anotherfile.txt");</text:p>
      <text:p text:style-name="P3"><text:s text:c="4"/>}</text:p>
      <text:p text:style-name="P3"/>
      <text:p text:style-name="P3"><text:s text:c="4"/>public static void countLinesInFile(String filename) {</text:p>
      <text:p text:style-name="P3"><text:s text:c="8"/>try {</text:p>
      <text:p text:style-name="P3"><text:s text:c="12"/>BufferedReader reader = new BufferedReader(new FileReader(filename));</text:p>
      <text:p text:style-name="P3"><text:s text:c="12"/>int lines = 0;</text:p>
      <text:p text:style-name="P3"><text:s text:c="12"/>while (reader.readLine() != null) lines++;</text:p>
      <text:p text:style-name="P3"><text:s text:c="12"/>reader.close();</text:p>
      <text:p text:style-name="P3"><text:s text:c="12"/>System.out.println("File '" + filename + "' has " + lines + " lines.");</text:p>
      <text:p text:style-name="P3"><text:s text:c="8"/>} catch (IOException e) {</text:p>
      <text:p text:style-name="P3"><text:s text:c="12"/>System.err.println("Error reading file '" + filename + "': " + e.getMessage());</text:p>
      <text:p text:style-name="P3"><text:s text:c="8"/>}</text:p>
      <text:p text:style-name="P3"><text:s text:c="4"/>}</text:p>
      <text:p text:style-name="P3">}</text:p>
      <text:p text:style-name="P3"/>
      <text:h text:style-name="P1" text:outline-level="3">Explanation:</text:h>
      <text:list xml:id="list2252783544" text:style-name="L1">
        <text:list-item>
          <text:p text:style-name="P4"><text:span text:style-name="Strong_20_Emphasis">Main Method (</text:span><text:span text:style-name="Strong_20_Emphasis"><text:span text:style-name="Source_20_Text">main</text:span></text:span><text:span text:style-name="Strong_20_Emphasis">)</text:span>:</text:p>
          <text:list>
            <text:list-item>
              <text:p text:style-name="P5">The <text:span text:style-name="Source_20_Text">main</text:span> method demonstrates how to call <text:span text:style-name="Source_20_Text">countLinesInFile</text:span> with different filenames.</text:p>
            </text:list-item>
          </text:list>
        </text:list-item>
        <text:list-item>
          <text:p text:style-name="P4"><text:span text:style-name="Strong_20_Emphasis">Count Lines Method (</text:span><text:span text:style-name="Strong_20_Emphasis"><text:span text:style-name="Source_20_Text">countLinesInFile</text:span></text:span><text:span text:style-name="Strong_20_Emphasis">)</text:span>:</text:p>
          <text:list>
            <text:list-item>
              <text:p text:style-name="P5">Takes a <text:span text:style-name="Source_20_Text">filename</text:span> as a parameter.</text:p>
            </text:list-item>
            <text:list-item>
              <text:p text:style-name="P5">Uses a <text:span text:style-name="Source_20_Text">BufferedReader</text:span> to efficiently read the file line by line.</text:p>
            </text:list-item>
            <text:list-item>
              <text:p text:style-name="P5">Initializes a counter <text:span text:style-name="Source_20_Text">lines</text:span> to count the number of lines.</text:p>
            </text:list-item>
            <text:list-item>
              <text:p text:style-name="P5">Iterates over each line using <text:span text:style-name="Source_20_Text">readLine()</text:span>. When <text:span text:style-name="Source_20_Text">readLine()</text:span> returns <text:span text:style-name="Source_20_Text">null</text:span>, it indicates the end of the file.</text:p>
            </text:list-item>
            <text:list-item>
              <text:p text:style-name="P5">Increments the <text:span text:style-name="Source_20_Text">lines</text:span> counter for each non-null line read.</text:p>
            </text:list-item>
            <text:list-item>
              <text:p text:style-name="P5">Closes the <text:span text:style-name="Source_20_Text">BufferedReader</text:span> in a <text:span text:style-name="Source_20_Text">finally</text:span> block to ensure resources are properly released, even if an exception occurs.</text:p>
            </text:list-item>
            <text:list-item>
              <text:p text:style-name="P5">Prints the number of lines once the file has been fully read.</text:p>
            </text:list-item>
          </text:list>
        </text:list-item>
        <text:list-item>
          <text:p text:style-name="P4"><text:span text:style-name="Strong_20_Emphasis">Exception Handling</text:span>:</text:p>
          <text:list>
            <text:list-item>
              <text:p text:style-name="P4">Catches <text:span text:style-name="Source_20_Text">IOException</text:span> which may occur during file reading (e.g., file not found, permission denied).</text:p>
            </text:list-item>
          </text:list>
        </text:list-item>
      </text:list>
      <text:h text:style-name="P2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5:15:05.107227393</meta:creation-date>
    <dc:date>2024-06-22T15:18:29.925136754</dc:date>
    <meta:editing-duration>PT3M25S</meta:editing-duration>
    <meta:editing-cycles>1</meta:editing-cycles>
    <meta:document-statistic meta:table-count="0" meta:image-count="0" meta:object-count="0" meta:page-count="1" meta:paragraph-count="35" meta:word-count="209" meta:character-count="1533" meta:non-whitespace-character-count="1235"/>
    <meta:generator>LibreOffice/7.3.7.2$Linux_X86_64 LibreOffice_project/30$Build-2</meta:generator>
  </office:meta>
</office:document-meta>
</file>